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92b56" officeooo:paragraph-rsid="00092b56"/>
    </style:style>
    <style:style style:name="P2" style:family="paragraph" style:parent-style-name="Standard">
      <style:paragraph-properties fo:text-align="start" style:justify-single-word="false"/>
      <style:text-properties officeooo:rsid="00092b56" officeooo:paragraph-rsid="000ca412"/>
    </style:style>
    <style:style style:name="P3" style:family="paragraph" style:parent-style-name="Standard">
      <style:paragraph-properties fo:text-align="start" style:justify-single-word="false"/>
      <style:text-properties officeooo:rsid="000ca412" officeooo:paragraph-rsid="000e1d72"/>
    </style:style>
    <style:style style:name="P4" style:family="paragraph" style:parent-style-name="Standard">
      <style:paragraph-properties fo:text-align="start" style:justify-single-word="false"/>
      <style:text-properties officeooo:rsid="000fe8f8" officeooo:paragraph-rsid="000fe8f8"/>
    </style:style>
    <style:style style:name="P5" style:family="paragraph" style:parent-style-name="Standard">
      <style:paragraph-properties fo:text-align="start" style:justify-single-word="false"/>
      <style:text-properties officeooo:rsid="000fe8f8" officeooo:paragraph-rsid="0014214a"/>
    </style:style>
    <style:style style:name="P6" style:family="paragraph" style:parent-style-name="Standard">
      <style:paragraph-properties fo:text-align="center" style:justify-single-word="false"/>
      <style:text-properties officeooo:rsid="00134a1a" officeooo:paragraph-rsid="00134a1a"/>
    </style:style>
    <style:style style:name="P7" style:family="paragraph" style:parent-style-name="Standard">
      <style:paragraph-properties fo:text-align="start" style:justify-single-word="false"/>
      <style:text-properties officeooo:rsid="001a354d" officeooo:paragraph-rsid="001a354d"/>
    </style:style>
    <style:style style:name="P8" style:family="paragraph" style:parent-style-name="Standard">
      <style:paragraph-properties fo:text-align="start" style:justify-single-word="false"/>
      <style:text-properties officeooo:rsid="001b1d9d" officeooo:paragraph-rsid="001b1d9d"/>
    </style:style>
    <style:style style:name="T1" style:family="text">
      <style:text-properties officeooo:rsid="000ca412"/>
    </style:style>
    <style:style style:name="T2" style:family="text">
      <style:text-properties fo:font-style="italic" officeooo:rsid="000ca412" style:font-style-asian="italic" style:font-style-complex="italic"/>
    </style:style>
    <style:style style:name="T3" style:family="text">
      <style:text-properties fo:font-style="normal" officeooo:rsid="000ca412" style:font-style-asian="normal" style:font-style-complex="normal"/>
    </style:style>
    <style:style style:name="T4" style:family="text">
      <style:text-properties officeooo:rsid="000e1d72"/>
    </style:style>
    <style:style style:name="T5" style:family="text">
      <style:text-properties officeooo:rsid="0012c086"/>
    </style:style>
    <style:style style:name="T6" style:family="text">
      <style:text-properties officeooo:rsid="0014214a"/>
    </style:style>
    <style:style style:name="T7" style:family="text">
      <style:text-properties officeooo:rsid="001588ce"/>
    </style:style>
    <style:style style:name="T8" style:family="text">
      <style:text-properties officeooo:rsid="001747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itle: Do you see what I see?</text:p>
      <text:p text:style-name="P2">How do <text:span text:style-name="T1">you</text:span> know that the <text:span text:style-name="T7">blue</text:span> I see is the same <text:span text:style-name="T7">blue</text:span> that you see? <text:span text:style-name="T1">Since Galileo (</text:span><text:span text:style-name="T2">Il Saggiatore) </text:span><text:span text:style-name="T3">this </text:span><text:span text:style-name="T1">question has puzzled philosophers and scientists. Early philosophers understood the difficult task of characterizing another person’s conscious experience of the world and set out to try to explain how to answer this question. If we are not privy to the conscious experience of others, how can we understand whether our experience of the world is the same or different from someone else’s?</text:span></text:p>
      <text:p text:style-name="P2"/>
      <text:p text:style-name="P3"><text:span text:style-name="T5">M</text:span>y PhD is in cognitive neuroscience, so you may be wondering why I’ve begun with <text:span text:style-name="T6">these</text:span> philosophical question<text:span text:style-name="T6">s</text:span>. Well, it’s because fundamentally, the issue posed by Galileo is <text:span text:style-name="T4">a question of understanding the intricate details of the brain and understanding how individuals brain’s process and experience their world has implications in many areas. For example in understanding child development and education, understanding the effects of aging on the brain, or for learning about how experience changes when a disease or disorder affects the brain’s functioning. In all of these cases, having a clear understanding of how an individual experiences their surroundings can allow educators, physicians, or caregivers to create the appropriate environments to support individuals who need it.</text:span></text:p>
      <text:p text:style-name="P3"/>
      <text:p text:style-name="P3"><text:span text:style-name="T4">Imagine having a better understanding of what it is like to be an older adult with a neurodegenerative disorder like Alzheimer’s disease. If as caregivers, we are able to understand what it is like to be that adult, then we can make the environment around that individual as supportive and comfortable as possible. With the goal of improving their quality of life and clinical outcomes.</text:span></text:p>
      <text:p text:style-name="P3"/>
      <text:p text:style-name="P3"><text:span text:style-name="T4">The philosophical discussions around this question have been key to laying the groundwork for how we can approach this question empirically. How do we empirically, and not just theoretically, put ourselves in another person’s shoes? Thankfully, we live in an age with the technology that gives us a window into the goings-on inside a person’s brain. Functional magnetic resonance imaging, or fMRI, is a technique that allows us to record a person’s brain activity as they are exposed to a particular stimulus. In our lab, we understand that the world inside an fMRI is not really representative of the world outside the fMRI, so we use stimuli that bring as much of the outside world in. We use movies, and music, and spoken word poetry, to try and recreate real-world experiences in the lab. </text:span></text:p>
      <text:p text:style-name="P3"/>
      <text:p text:style-name="P4"><text:span text:style-name="T6">In my experiments, we ask </text:span>healthy young adult<text:span text:style-name="T6">s</text:span> <text:span text:style-name="T6">to lay</text:span> in the scanner, <text:span text:style-name="T6">and listen to music and spoken word poetry while we</text:span> record their brain activity. Then we take the brain activity of one individual and compare it to a group of individuals <text:span text:style-name="T5">who</text:span> listened to or watched the same stimulus. This comparison allows us to quantify a few things. First, how similar is the brain activity from different individuals as they listen to the same song <text:span text:style-name="T6">or poem</text:span>. And second, after collecting data from many healthy individuals we get a template for, on average, what the brain activity looks like when healthy young adults experience th<text:span text:style-name="T6">e song or poem.</text:span></text:p>
      <text:p text:style-name="P4"/>
      <text:p text:style-name="P5">This is our starting point. <text:span text:style-name="T6">Now that</text:span> we have this template, we can begin to compare individuals from other groups to our template. Currently, I am collecting data that will give us insight into the aging process by comparing a group of healthy older adults to our young adult group. <text:span text:style-name="T6">In my next experiment I will </text:span>collect data from older adults with various neurodegenerative disorders such as dementia. <text:span text:style-name="T6">Comparing these data to our template will help us understand how disordered brain processes differ from healthy adults. Using this information we can work towards creating comfortable environments that make care easier and outcomes for these individuals better</text:span>. </text:p>
      <text:p text:style-name="P5"/>
      <text:p text:style-name="P5"><text:span text:style-name="T8">Not only will this research tangibly help us to understand the brain’s functioning, but it </text:span>will take us one step closer to understanding, empirically <text:span text:style-name="T7">the age-old philosophical question,</text:span> <text:span text:style-name="T7">do </text:span>you see <text:span text:style-name="T8">the same blue that I do?</text:span></text:p>
      <text:p text:style-name="P1"><text:soft-page-break/><text:a xlink:type="simple" xlink:href="https://newrepublic.com/article/121843/philosophy-color-perception" text:style-name="Internet_20_link" text:visited-style-name="Visited_20_Internet_20_Link">https://newrepublic.com/article/121843/philosophy-color-perception</text:a></text:p>
      <text:p text:style-name="P1"/>
      <text:p text:style-name="P7">problem of other minds – Nietzsche – they thought about this in the context of colour. Does this colour look the same to you and me</text:p>
      <text:p text:style-name="P7"/>
      <text:p text:style-name="P7">current tech allows us to ask about more complex stimuli – music, movies, art</text:p>
      <text:p text:style-name="P7">this tech helps us get a little closer</text:p>
      <text:p text:style-name="P7"/>
      <text:p text:style-name="P8">what is life like in a large, impersonal, nursing home? Can we make the lives of the people who live in this homes better? Started using colour + art – but we don’t know whether there is a more effective way to do th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9-02-02T09:55:20.950024313</meta:creation-date>
    <dc:date>2019-02-09T12:22:19.961715779</dc:date>
    <dc:creator>A Sternin</dc:creator>
    <meta:editing-duration>PT1H17M33S</meta:editing-duration>
    <meta:editing-cycles>10</meta:editing-cycles>
    <meta:generator>LibreOffice/6.1.2.1$MacOSX_X86_64 LibreOffice_project/65905a128db06ba48db947242809d14d3f9a93fe</meta:generator>
    <meta:document-statistic meta:table-count="0" meta:image-count="0" meta:object-count="0" meta:page-count="2" meta:paragraph-count="13" meta:word-count="750" meta:character-count="4542" meta:non-whitespace-character-count="3798"/>
  </office:meta>
</office:document-meta>
</file>